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ssan Ron</text:p>
      <text:p text:style-name="Standard">Garnier Mart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jet Intelligence Artificiel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I-Manuel d'utilisation</text:p>
      <text:p text:style-name="P2"/>
      <text:p text:style-name="P3">Contenu de l'archive : </text:p>
      <text:list xml:id="list9729067231" text:style-name="L1">
        <text:list-item>
          <text:list>
            <text:list-item>
              <text:p text:style-name="P4">Codes sources ( .c et .h)</text:p>
            </text:list-item>
            <text:list-item>
              <text:p text:style-name="P4">Makefile</text:p>
            </text:list-item>
            <text:list-item>
              <text:p text:style-name="P4">Depend : ce fichier est l'équivalent d'un graphe des dépendances. (document texte)</text:p>
            </text:list-item>
          </text:list>
        </text:list-item>
      </text:list>
      <text:p text:style-name="P3"/>
      <text:p text:style-name="P3">Pour exécuter le programme, il faut utiliser la commande make pour compiler, et ensuite</text:p>
      <text:p text:style-name="P3">./main numéro du problème nombre de variables.</text:p>
      <text:p text:style-name="P3"/>
      <text:p text:style-name="P3">-numéro du problème : 1 pour le problème des pigeons</text:p>
      <text:p text:style-name="P3"><text:tab/><text:tab/><text:tab/> <text:s/>2 pour le problème des dames</text:p>
      <text:p text:style-name="P3"/>
      <text:p text:style-name="P3"/>
      <text:p text:style-name="P3"><text:s text:c="2"/><text:span text:style-name="T1">II- Algorithmes</text:span></text:p>
      <text:p text:style-name="P3"/>
      <text:p text:style-name="P3">Forward_Checking(Domain, ConstraintVar, StateVector, Stack)</text:p>
      <text:p text:style-name="P3"/>
      <text:p text:style-name="P3">Sauvegarde de la matrice des domaines à l'état initial</text:p>
      <text:p text:style-name="P3">Tant que toutes les valeurs de la première variable ne sont pas utilisées faire</text:p>
      <text:p text:style-name="P3"><text:s text:c="3"/>si la variable courante partage des contraintes avec d'autres variables</text:p>
      <text:p text:style-name="P3"><text:tab/>sauvegarde de l'état courant de la matrice des domaines</text:p>
      <text:p text:style-name="P3"><text:tab/>on supprime la valeur courante des domaines des variables voisines à la variable courante</text:p>
      <text:p text:style-name="P3"><text:tab/>si un domaine devient vide</text:p>
      <text:p text:style-name="P3"><text:tab/><text:tab/>on restaure la matrice des domaines dans l'état avant le filtre</text:p>
      <text:p text:style-name="P3"><text:tab/><text:tab/>on choisit la prochaine valeur possible pour notre instanciation courante</text:p>
      <text:p text:style-name="P3"><text:tab/>sinon</text:p>
      <text:p text:style-name="P3"><text:tab/><text:tab/>on passe a la variable suivante</text:p>
      <text:p text:style-name="P3"><text:tab/>fin_si</text:p>
      <text:p text:style-name="P3"><text:tab/>si toutes les valeurs ont été utilisé et toutes les valeurs instanciées</text:p>
      <text:p text:style-name="P3"><text:tab/><text:tab/>on a trouvé une solution</text:p>
      <text:p text:style-name="P3"><text:tab/>fin_si</text:p>
      <text:p text:style-name="P3"><text:s text:c="3"/>sinon</text:p>
      <text:p text:style-name="P3"><text:tab/>on revient à la première variable</text:p>
      <text:p text:style-name="P3"><text:s text:c="2"/>fin_si</text:p>
      <text:p text:style-name="P3">fin_tanque</text:p>
      <text:p text:style-name="P3">affichage du nombre de solu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ckJumping(Domain, ConstraintVar, StateVector, Stack)</text:p>
      <text:p text:style-name="P3">Tant que toutes les valeurs de la première variable ne sont pas utilisées</text:p>
      <text:p text:style-name="P3"><text:s text:c="5"/>si l'instanciation courante possède une contrainte</text:p>
      <text:p text:style-name="P3"><text:s text:c="2"/><text:tab/>si la contrainte possède une relation compatible</text:p>
      <text:p text:style-name="P3"><text:tab/> <text:s text:c="4"/>si la valeur de l'instanciation courante est déjà utilisée</text:p>
      <text:p text:style-name="P3"><text:tab/><text:tab/>on retrourne à la valeur precedente</text:p>
      <text:p text:style-name="P3"><text:tab/><text:tab/>s'il existe une instanciation possible pour la variable suivante, qui ne viole pas de contrainte</text:p>
      <text:p text:style-name="P3"><text:tab/><text:tab/> <text:s text:c="7"/>on fait cette instancitation</text:p>
      <text:p text:style-name="P3"><text:tab/><text:tab/>sinon</text:p>
      <text:p text:style-name="P3"><text:tab/><text:tab/><text:tab/>on continue de remonter l'arbre</text:p>
      <text:p text:style-name="P3"><text:tab/><text:tab/>finsi</text:p>
      <text:p text:style-name="P3"><text:tab/><text:tab/>sinon</text:p>
      <text:p text:style-name="P3"><text:tab/><text:tab/><text:tab/>on instancie la variable suivante</text:p>
      <text:p text:style-name="P3"><text:tab/><text:tab/>finsinon</text:p>
      <text:p text:style-name="P3"><text:tab/>sinon la contrainte ne possède pas de couple compatible elle est donc violée</text:p>
      <text:p text:style-name="P3"><text:tab/><text:tab/>on retourne a la la valeur précedente</text:p>
      <text:p text:style-name="P3"><text:tab/>finsinon</text:p>
      <text:p text:style-name="P3"><text:s text:c="7"/>sinon l'instanciation courante ne possède pas de contrainte</text:p>
      <text:p text:style-name="P3"><text:tab/>retourne à la premier variable et on prend sa valeur suivante </text:p>
      <text:p text:style-name="P3"><text:s text:c="7"/>finsinon</text:p>
      <text:p text:style-name="P3">finTantq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text:span text:style-name="T1">III- Annexes</text:span></text:p>
      <text:p text:style-name="P3"/>
      <text:p text:style-name="P3">Codes sources de l'algorithme de Forward Checking sans heuristique ainsi que le module de génération d'instance de problème (Pigeons ou Dames) et d'initialisation des structures de données.</text:p>
      <text:p text:style-name="P3"/>
      <text:p text:style-name="P2">IV- Rendu et Problemes</text:p>
      <text:p text:style-name="P2"/>
      <text:p text:style-name="P3">Ce qui a été fait : </text:p>
      <text:p text:style-name="P3"><text:tab/>- Génération d'une instance du problème des n-pigeons </text:p>
      <text:p text:style-name="P3"><text:tab/>- initialisation des structures (fichier parser) </text:p>
      <text:p text:style-name="P3"><text:tab/>- Algorithme du Forward Checking sans heuristique </text:p>
      <text:p text:style-name="P3"/>
      <text:p text:style-name="P3">Ce qui ne marche pas : </text:p>
      <text:p text:style-name="P3"><text:tab/>- Lecture du fichier après la génération d'une instance du problèmes des n-dames </text:p>
      <text:p text:style-name="P3"><text:tab/>- BackJumping </text:p>
      <text:p text:style-name="P3"/>
      <text:p text:style-name="P3">Ce qui n'a pas été fait : </text:p>
      <text:p text:style-name="P3"><text:tab/>- Les heuristiques pour les différents algorithmes </text:p>
      <text:p text:style-name="P3"><text:tab/>- BackJumping </text:p>
      <text:p text:style-name="P3"/>
      <text:p text:style-name="P3">Ce qui bug : </text:p>
      <text:p text:style-name="P3"><text:tab/>- Traitement avec Forward Checking du problème des pigeons et plus particulièrement <text:tab/> <text:s/><text:tab/> <text:s text:c="2"/>lorsqu'il y a 4 pigeons boucle infi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5:19:02</meta:creation-date>
    <dc:date>2016-04-21T23:13:45</dc:date>
    <meta:editing-duration>PT1H42M6S</meta:editing-duration>
    <meta:editing-cycles>11</meta:editing-cycles>
    <meta:generator>LibreOffice/3.5$Linux_X86_64 LibreOffice_project/350m1$Build-2</meta:generator>
    <dc:creator>Ron </dc:creator>
    <meta:document-statistic meta:table-count="0" meta:image-count="0" meta:object-count="0" meta:page-count="4" meta:paragraph-count="70" meta:word-count="440" meta:character-count="2885" meta:non-whitespace-character-count="2392"/>
  </office:meta>
</office:document-meta>
</file>